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number-columns-repeated="2"/>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5">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4"/>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5">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6">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4">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4">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4">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4">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4">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5">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5">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5">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4">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4">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6"/>
          <table:table-cell office:value-type="string" calcext:value-type="string">
            <text:p>T</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8">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4"/>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8">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6">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5">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5">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6">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5">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5">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office:value-type="string" calcext:value-type="string">
            <text:p>The power of the Dracai burn in their veins, as they call upon the raging flames to guard their liege.</text:p>
          </table:table-cell>
          <table:table-cell office:value-type="string" calcext:value-type="string">
            <text:p>Wizard Action</text:p>
          </table:table-cell>
          <table:table-cell table:number-columns-repeated="4"/>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5">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5">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4">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4">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4">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5">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5">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5">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5">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5"/>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8">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8">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8">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6">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6">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6">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5">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5">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5">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table:table-cell office:value-type="string" calcext:value-type="string">
            <text:p>Generic Defense Reaction</text:p>
          </table:table-cell>
          <table:table-cell table:number-columns-repeated="4"/>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table:table-cell office:value-type="string" calcext:value-type="string">
            <text:p>Generic Defense Reaction</text:p>
          </table:table-cell>
          <table:table-cell table:number-columns-repeated="4"/>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text:p>
          </table:table-cell>
          <table:table-cell table:number-columns-repeated="4"/>
          <table:table-cell office:value-type="string" calcext:value-type="string">
            <text:p>**Opt 1** *(Look at the top card of your deck. You may put it on the bottom.)*</text:p>
          </table:table-cell>
          <table:table-cell/>
          <table:table-cell office:value-type="string" calcext:value-type="string">
            <text:p>Generic Defense Reaction</text:p>
          </table:table-cell>
          <table:table-cell table:number-columns-repeated="4"/>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4">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4">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4">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4">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4">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4">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office:value-type="float" office:value="2" calcext:value-type="float">
            <text:p>2</text:p>
          </table:table-cell>
          <table:table-cell table:number-columns-repeated="19"/>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2:51:13.1938694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3:20:06.962732547</dc:date>
    <meta:editing-duration>PT6H35M59S</meta:editing-duration>
    <meta:editing-cycles>304</meta:editing-cycles>
    <meta:generator>LibreOffice/7.2.5.2$MacOSX_X86_64 LibreOffice_project/499f9727c189e6ef3471021d6132d4c694f357e5</meta:generator>
    <meta:document-statistic meta:table-count="1" meta:cell-count="5624" meta:object-count="0"/>
    <meta:user-defined meta:name=""/>
  </office:meta>
</office:document-meta>
</file>